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715b0" officeooo:paragraph-rsid="001715b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635c" officeooo:paragraph-rsid="001f635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9b85c" officeooo:paragraph-rsid="0019b85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15b0" officeooo:paragraph-rsid="001715b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c30d6" officeooo:paragraph-rsid="001c30d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1e21d" officeooo:paragraph-rsid="0021e21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1715b0" officeooo:paragraph-rsid="001715b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15b0" officeooo:paragraph-rsid="0019573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15b0" officeooo:paragraph-rsid="001ba18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15b0" officeooo:paragraph-rsid="001bd59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715b0" officeooo:paragraph-rsid="001d4b6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b85c" officeooo:paragraph-rsid="0019b85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9b85c" officeooo:paragraph-rsid="001ba18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9b85c" officeooo:paragraph-rsid="001bd59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9b85c" officeooo:paragraph-rsid="0021c45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c30d6" officeooo:paragraph-rsid="001c30d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00b84" officeooo:paragraph-rsid="00200b8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00b84" officeooo:paragraph-rsid="0021e21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20pt" fo:font-weight="bold" officeooo:rsid="001715b0" officeooo:paragraph-rsid="001715b0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bold" officeooo:rsid="0021e21d" officeooo:paragraph-rsid="0021e21d" style:font-size-asian="20pt" style:font-weight-asian="bold" style:font-size-complex="20pt" style:font-weight-complex="bold"/>
    </style:style>
    <style:style style:name="P21" style:family="paragraph" style:parent-style-name="Standard">
      <style:text-properties officeooo:paragraph-rsid="0021e21d"/>
    </style:style>
    <style:style style:name="T1" style:family="text">
      <style:text-properties officeooo:rsid="001715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85c" style:font-weight-asian="bold" style:font-weight-complex="bold"/>
    </style:style>
    <style:style style:name="T4" style:family="text">
      <style:text-properties fo:font-weight="bold" officeooo:rsid="001ba18e" style:font-weight-asian="bold" style:font-weight-complex="bold"/>
    </style:style>
    <style:style style:name="T5" style:family="text">
      <style:text-properties fo:font-weight="bold" officeooo:rsid="0021e21d" style:font-weight-asian="bold" style:font-weight-complex="bold"/>
    </style:style>
    <style:style style:name="T6" style:family="text">
      <style:text-properties officeooo:rsid="0017697a"/>
    </style:style>
    <style:style style:name="T7" style:family="text">
      <style:text-properties officeooo:rsid="00195734"/>
    </style:style>
    <style:style style:name="T8" style:family="text">
      <style:text-properties fo:font-size="12pt" fo:font-weight="normal" officeooo:rsid="00200b8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1e21d" style:font-size-asian="10.5pt" style:font-weight-asian="normal" style:font-size-complex="12pt" style:font-weight-complex="normal"/>
    </style:style>
    <style:style style:name="T10" style:family="text">
      <style:text-properties officeooo:rsid="001ba18e"/>
    </style:style>
    <style:style style:name="T11" style:family="text">
      <style:text-properties officeooo:rsid="001bd597"/>
    </style:style>
    <style:style style:name="T12" style:family="text">
      <style:text-properties officeooo:rsid="0021e21d"/>
    </style:style>
    <style:style style:name="T13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rver ESP</text:p>
      <text:p text:style-name="P7">Detalhamento das urls do servidor.</text:p>
      <text:p text:style-name="P7"/>
      <text:p text:style-name="P19">Logs:</text:p>
      <text:p text:style-name="P1"/>
      <text:p text:style-name="P4">POST /acionamento:</text:p>
      <text:p text:style-name="P7">A enviar:</text:p>
      <text:p text:style-name="P7"><text:tab/><text:span text:style-name="T2">Headers:</text:span></text:p>
      <text:p text:style-name="P7"><text:span text:style-name="T2"><text:tab/><text:tab/></text:span>portariaID:</text:p>
      <text:p text:style-name="P7"><text:tab/><text:tab/><text:tab/>String de tamanho 3 com o identificador da portaria.</text:p>
      <text:p text:style-name="P7"><text:tab/><text:tab/>x-auth:</text:p>
      <text:p text:style-name="P7"><text:tab/><text:tab/><text:tab/>Token JWT de acesso da portaria.</text:p>
      <text:p text:style-name="P7"><text:span text:style-name="T2"><text:tab/>Body</text:span><text:span text:style-name="T3">(JSON)</text:span><text:span text:style-name="T2">: </text:span></text:p>
      <text:p text:style-name="P7"><text:span text:style-name="T2"><text:tab/><text:tab/></text:span>evento:</text:p>
      <text:p text:style-name="P7"><text:tab/><text:tab/><text:tab/><text:span text:style-name="T6">Valor numérico referente ao evento a ser salvado.</text:span></text:p>
      <text:p text:style-name="P7"><text:tab/><text:tab/><text:tab/><text:span text:style-name="T6">0: Desliga</text:span></text:p>
      <text:p text:style-name="P7"><text:tab/><text:tab/><text:tab/><text:span text:style-name="T6">1: Suspeita</text:span></text:p>
      <text:p text:style-name="P7"><text:tab/><text:tab/><text:tab/><text:span text:style-name="T6">2: Ocorrência</text:span></text:p>
      <text:p text:style-name="P7"><text:tab/><text:tab/><text:tab/><text:span text:style-name="T6">3: Ack</text:span></text:p>
      <text:p text:style-name="P7"><text:span text:style-name="T2"/></text:p>
      <text:p text:style-name="P7">A receber:</text:p>
      <text:p text:style-name="P7"><text:tab/><text:span text:style-name="T2">Headers: -</text:span></text:p>
      <text:p text:style-name="P11"><text:span text:style-name="T2"><text:tab/>Body</text:span><text:span text:style-name="T3">(JSON)</text:span><text:span text:style-name="T2">:</text:span></text:p>
      <text:p text:style-name="P7"><text:span text:style-name="T2"><text:tab/><text:tab/></text:span><text:span text:style-name="T7">Log salvo:</text:span></text:p>
      <text:p text:style-name="P7"><text:tab/><text:tab/><text:tab/><text:span text:style-name="T7">Objeto de log que foi salvo no servidor contendo os seguintes atributos:</text:span></text:p>
      <text:p text:style-name="P7"><text:tab/><text:tab/><text:tab/><text:span text:style-name="T7">portariaID:</text:span></text:p>
      <text:p text:style-name="P8"><text:tab/><text:tab/><text:tab/><text:tab/>String de tamanho 3 com o identificador da portaria.</text:p>
      <text:p text:style-name="P8"><text:tab/><text:tab/><text:tab/><text:span text:style-name="T7">createdAt:</text:span></text:p>
      <text:p text:style-name="P8"><text:tab/><text:tab/><text:tab/><text:tab/><text:span text:style-name="T7">Timestamp gerado pela biblioteca moment.</text:span></text:p>
      <text:p text:style-name="P8"><text:tab/><text:tab/><text:tab/><text:span text:style-name="T7">evento:</text:span></text:p>
      <text:p text:style-name="P8"><text:tab/><text:tab/><text:tab/><text:tab/><text:span text:style-name="T7">Valor numérico referente ao evento a ser salvado.</text:span></text:p>
      <text:p text:style-name="P8"><text:tab/><text:tab/><text:tab/><text:tab/><text:span text:style-name="T6">0: Desliga</text:span></text:p>
      <text:p text:style-name="P8"><text:tab/><text:tab/><text:tab/><text:tab/><text:span text:style-name="T6">1: Suspeita</text:span></text:p>
      <text:p text:style-name="P8"><text:tab/><text:tab/><text:tab/><text:tab/><text:span text:style-name="T6">2: Ocorrência</text:span></text:p>
      <text:p text:style-name="P8"><text:tab/><text:tab/><text:tab/><text:tab/><text:span text:style-name="T6">3: Ack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">GET /<text:span text:style-name="T11">ocorrencia</text:span>:</text:p>
      <text:p text:style-name="P12">A enviar:</text:p>
      <text:p text:style-name="P12"><text:tab/><text:span text:style-name="T2">Headers:</text:span></text:p>
      <text:p text:style-name="P13"><text:span text:style-name="T2"><text:tab/><text:tab/></text:span><text:span text:style-name="T1">portariaID:</text:span></text:p>
      <text:p text:style-name="P9"><text:tab/><text:tab/><text:tab/>String de tamanho 3 com o identificador da portaria.</text:p>
      <text:p text:style-name="P9"><text:tab/><text:tab/>x-auth:</text:p>
      <text:p text:style-name="P9"><text:tab/><text:tab/><text:tab/>Token JWT de acesso da portaria.</text:p>
      <text:p text:style-name="P12"><text:span text:style-name="T2"><text:tab/>Body(JSON): -</text:span></text:p>
      <text:p text:style-name="P12"><text:span text:style-name="T2"/></text:p>
      <text:p text:style-name="P12">A receber:</text:p>
      <text:p text:style-name="P12"><text:tab/><text:span text:style-name="T4">Headers: -</text:span></text:p>
      <text:p text:style-name="P12"><text:span text:style-name="T4"><text:tab/>Body(JSON): </text:span></text:p>
      <text:p text:style-name="P12"><text:span text:style-name="T4"><text:tab/><text:tab/></text:span><text:span text:style-name="T10">Array contendo as portarias que foram acionadas pelo evento de ocorrência, formatas <text:tab/><text:tab/>como:</text:span></text:p>
      <text:p text:style-name="P12"><text:tab/><text:tab/><text:tab/><text:span text:style-name="T10">portariaID: </text:span></text:p>
      <text:p text:style-name="P13"><text:tab/><text:tab/><text:tab/><text:tab/><text:span text:style-name="T1">String de tamanho 3 com o identificador da portaria.</text:span></text:p>
      <text:p text:style-name="P13"><text:tab/><text:tab/><text:tab/><text:span text:style-name="T10">CreatedAt: </text:span></text:p>
      <text:p text:style-name="P13"><text:tab/><text:tab/><text:tab/><text:tab/><text:span text:style-name="T10">Timestamp formatado no formato HH:MM:SS, DD/MM/AAA.</text:span></text:p>
      <text:p text:style-name="P12"/>
      <text:p text:style-name="P16"/>
      <text:p text:style-name="P16"/>
      <text:p text:style-name="P5">GET /suspeita:</text:p>
      <text:p text:style-name="P14">A enviar:</text:p>
      <text:p text:style-name="P14"><text:tab/><text:span text:style-name="T2">Headers:</text:span></text:p>
      <text:p text:style-name="P14"><text:span text:style-name="T2"><text:tab/><text:tab/></text:span><text:span text:style-name="T1">portariaID:</text:span></text:p>
      <text:p text:style-name="P10"><text:tab/><text:tab/><text:tab/>String de tamanho 3 com o identificador da portaria.</text:p>
      <text:p text:style-name="P10"><text:tab/><text:tab/>x-auth:</text:p>
      <text:p text:style-name="P10"><text:tab/><text:tab/><text:tab/>Token JWT de acesso da portaria.</text:p>
      <text:p text:style-name="P14"><text:span text:style-name="T2"><text:tab/>Body(JSON): -</text:span></text:p>
      <text:p text:style-name="P14"><text:span text:style-name="T2"/></text:p>
      <text:p text:style-name="P14">A receber:</text:p>
      <text:p text:style-name="P14"><text:tab/><text:span text:style-name="T4">Headers: -</text:span></text:p>
      <text:p text:style-name="P14"><text:span text:style-name="T4"><text:tab/>Body(JSON): </text:span></text:p>
      <text:p text:style-name="P14"><text:span text:style-name="T4"><text:tab/><text:tab/></text:span><text:span text:style-name="T10">Array contendo as portarias que foram acionadas pelo evento de suspeita, formatas <text:tab/><text:tab/>como:</text:span></text:p>
      <text:p text:style-name="P14"><text:tab/><text:tab/><text:tab/><text:span text:style-name="T10">portariaID: </text:span></text:p>
      <text:p text:style-name="P14"><text:tab/><text:tab/><text:tab/><text:tab/><text:span text:style-name="T1">String de tamanho 3 com o identificador da portaria.</text:span></text:p>
      <text:p text:style-name="P14"><text:tab/><text:tab/><text:tab/><text:span text:style-name="T10">CreatedAt: </text:span></text:p>
      <text:p text:style-name="P15"><text:tab/><text:tab/><text:tab/><text:tab/><text:span text:style-name="T10">Timestamp formatado no formato HH:MM:SS, DD/MM/AA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>GET /alllogs:</text:p>
      <text:p text:style-name="P17">A enviar:</text:p>
      <text:p text:style-name="P17"><text:tab/><text:span text:style-name="T2">Headers:</text:span></text:p>
      <text:p text:style-name="P17"><text:span text:style-name="T2"><text:tab/><text:tab/></text:span><text:span text:style-name="T12">x-auth:</text:span></text:p>
      <text:p text:style-name="P18"><text:tab/><text:tab/><text:tab/><text:span text:style-name="T1">Token JWT de acesso da portaria gênesis.</text:span></text:p>
      <text:p text:style-name="P17"><text:tab/><text:tab/></text:p>
      <text:p text:style-name="P17"><text:span text:style-name="T2"><text:tab/>Body(JSON): -</text:span></text:p>
      <text:p text:style-name="P17">A receber:</text:p>
      <text:p text:style-name="P17"><text:tab/><text:span text:style-name="T5">Headers: -</text:span></text:p>
      <text:p text:style-name="P17"><text:span text:style-name="T5"><text:tab/>Body(JSON):</text:span></text:p>
      <text:p text:style-name="P17"><text:span text:style-name="T5"><text:tab/><text:tab/></text:span><text:span text:style-name="T12">Array contendo todos os acionamentos de todas as portarias, formatados como:</text:span></text:p>
      <text:p text:style-name="P17"><text:tab/><text:tab/><text:tab/><text:span text:style-name="T12">portariaID:</text:span></text:p>
      <text:p text:style-name="P18"><text:tab/><text:tab/><text:tab/><text:tab/><text:span text:style-name="T1">String de tamanho 3 com o identificador da portaria.</text:span></text:p>
      <text:p text:style-name="P17"><text:tab/><text:tab/><text:tab/><text:span text:style-name="T12">data:</text:span></text:p>
      <text:p text:style-name="P18"><text:tab/><text:tab/><text:tab/><text:tab/><text:span text:style-name="T10">Timestamp formatado no formato HH:MM:SS, DD/MM/AAA.</text:span></text:p>
      <text:p text:style-name="P17"><text:tab/><text:tab/><text:tab/><text:span text:style-name="T12">evento:</text:span></text:p>
      <text:p text:style-name="P18"><text:tab/><text:tab/><text:tab/><text:tab/><text:span text:style-name="T12">String referente ao evento, formatado como:</text:span></text:p>
      <text:p text:style-name="P18"><text:tab/><text:tab/><text:tab/><text:tab/><text:tab/><text:span text:style-name="T12">D: Desligamento</text:span></text:p>
      <text:p text:style-name="P18"><text:tab/><text:tab/><text:tab/><text:tab/><text:tab/><text:span text:style-name="T12">S: Suspeita</text:span></text:p>
      <text:p text:style-name="P18"><text:tab/><text:tab/><text:tab/><text:tab/><text:tab/><text:span text:style-name="T12">O: Ocorrência</text:span><text:tab/></text:p>
      <text:p text:style-name="P21"><text:span text:style-name="T8"><text:tab/><text:tab/><text:tab/><text:tab/><text:tab/></text:span><text:span text:style-name="T9">Ack: Acknowledgement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Portarias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08:04.646028696</meta:creation-date>
    <dc:date>2018-10-03T16:45:38.680156569</dc:date>
    <meta:editing-duration>PT37M2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86" meta:word-count="282" meta:character-count="2029" meta:non-whitespace-character-count="1633"/>
  </office:meta>
</office:document-meta>
</file>